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color="#e6e6e6"/>
    </style:style>
    <style:style style:name="P5"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7.0602in" style:type="right" style:leader-style="dotted" style:leader-text="."/>
        </style:tab-stops>
      </style:paragraph-properties>
    </style:style>
    <style:style style:name="P30" style:family="paragraph" style:parent-style-name="Contents_20_2">
      <style:paragraph-properties>
        <style:tab-stops>
          <style:tab-stop style:position="6.8839in" style:type="right"/>
        </style:tab-stops>
      </style:paragraph-properties>
    </style:style>
    <style:style style:name="P31" style:family="paragraph" style:parent-style-name="Index_20_1">
      <style:paragraph-properties>
        <style:tab-stops>
          <style:tab-stop style:position="7.0807in" style:type="right"/>
        </style:tab-stops>
      </style:paragraph-properties>
    </style:style>
    <style:style style:name="P32" style:family="paragraph" style:parent-style-name="Index_20_Separator">
      <style:paragraph-properties>
        <style:tab-stops/>
      </style:paragraph-properties>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8">
      <style:paragraph-properties fo:text-align="justify" style:justify-single-word="false"/>
    </style:style>
    <style:style style:name="P41" style:family="paragraph" style:parent-style-name="Text_20_body" style:list-style-name="L10">
      <style:paragraph-properties fo:text-align="justify" style:justify-single-word="false"/>
    </style:style>
    <style:style style:name="P42" style:family="paragraph" style:parent-style-name="Text_20_body" style:list-style-name="L11">
      <style:paragraph-properties fo:text-align="justify" style:justify-single-word="false"/>
    </style:style>
    <style:style style:name="P43" style:family="paragraph" style:parent-style-name="Text_20_body" style:list-style-name="L12">
      <style:paragraph-properties fo:text-align="justify" style:justify-single-word="false"/>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T10"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January 24,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4"/>
      <text:p text:style-name="P4"/>
      <text:p text:style-name="P5">This page is left blank.</text:p>
      <text:p text:style-name="P5">For the sake of harmony.</text:p>
      <text:p text:style-name="P5">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8">Table of Contents</text:p>
          </text:index-title>
          <text:p text:style-name="P29">The MIT License (MIT).<text:tab/>5</text:p>
          <text:p text:style-name="P29">Introduction<text:tab/>6</text:p>
          <text:p text:style-name="P30">About the name fOOrth<text:tab/>6</text:p>
          <text:p text:style-name="P30">How fOOrth came to be<text:tab/>6</text:p>
          <text:p text:style-name="P30">Goals and Principles<text:tab/>7</text:p>
          <text:p text:style-name="P30">Report Card<text:tab/>8</text:p>
          <text:p text:style-name="P30">Special Note<text:tab/>8</text:p>
          <text:p text:style-name="P29">Installation<text:tab/>9</text:p>
          <text:p text:style-name="P30">Ruby<text:tab/>9</text:p>
          <text:p text:style-name="P30">fOOrth<text:tab/>9</text:p>
          <text:p text:style-name="P30">Running fOOrth<text:tab/>10</text:p>
          <text:p text:style-name="P30">Source Archive<text:tab/>10</text:p>
          <text:p text:style-name="P29">First Steps<text:tab/>11</text:p>
          <text:p text:style-name="P29">The Syntax and Style of fOOrth<text:tab/>13</text:p>
          <text:p text:style-name="P30">Syntax<text:tab/>13</text:p>
          <text:p text:style-name="P30">Spaces<text:tab/>13</text:p>
          <text:p text:style-name="P30">Comments<text:tab/>13</text:p>
          <text:p text:style-name="P30">String Literals<text:tab/>13</text:p>
          <text:p text:style-name="P30">Numeric Literals<text:tab/>14</text:p>
          <text:p text:style-name="P29">A fOOrth Calculator<text:tab/>15</text:p>
          <text:p text:style-name="P30">Stack Manipulation<text:tab/>16</text:p>
          <text:p text:style-name="P30">Programming<text:tab/>16</text:p>
          <text:p text:style-name="P30">Control Structures<text:tab/>16</text:p>
          <text:p text:style-name="P30">Data Memory<text:tab/>17</text:p>
          <text:p text:style-name="P29">The Class Tree<text:tab/>18</text:p>
          <text:p text:style-name="P30">A Brief Overview<text:tab/>18</text:p>
          <text:p text:style-name="P29">Method Mapping<text:tab/>20</text:p>
          <text:p text:style-name="P29">Routing<text:tab/>21</text:p>
          <text:p text:style-name="P30">Routing Internals<text:tab/>22</text:p>
          <text:p text:style-name="P29">VirtualMachine<text:tab/>24</text:p>
          <text:p text:style-name="P29">Object<text:tab/>25</text:p>
          <text:p text:style-name="P30">Instance Methods<text:tab/>25</text:p>
          <text:p text:style-name="P30">See Also<text:tab/>34</text:p>
          <text:p text:style-name="P29">Array<text:tab/>35</text:p>
          <text:p text:style-name="P30">Array Literals<text:tab/>35</text:p>
          <text:p text:style-name="P30">See Also<text:tab/>35</text:p>
          <text:p text:style-name="P29">Class<text:tab/>36</text:p>
          <text:p text:style-name="P30">See Also<text:tab/>36</text:p>
          <text:p text:style-name="P29">FalseClass<text:tab/>37</text:p>
          <text:p text:style-name="P30">Instance Methods<text:tab/>37</text:p>
          <text:p text:style-name="P30">See Also<text:tab/>37</text:p>
          <text:p text:style-name="P29">Hash<text:tab/>38</text:p>
          <text:p text:style-name="P30">Hash Literals<text:tab/>38</text:p>
          <text:p text:style-name="P30">See Also<text:tab/>38</text:p>
          <text:p text:style-name="P29">InStream<text:tab/>39</text:p>
          <text:p text:style-name="P30">See Also<text:tab/>39</text:p>
          <text:p text:style-name="P29">MaxNumeric<text:tab/>40</text:p>
          <text:p text:style-name="P29">MinNumeric<text:tab/>41</text:p>
          <text:p text:style-name="P29">NilClass<text:tab/>42</text:p>
          <text:p text:style-name="P30">Instance Methods<text:tab/>42</text:p>
          <text:p text:style-name="P30">See Also<text:tab/>42</text:p>
          <text:p text:style-name="P29">Numeric<text:tab/>43</text:p>
          <text:p text:style-name="P29">Complex<text:tab/>44</text:p>
          <text:p text:style-name="P30">Complex Literals<text:tab/>44</text:p>
          <text:p text:style-name="P30">Instance Methods<text:tab/>45</text:p>
          <text:p text:style-name="P30">See Also<text:tab/>45</text:p>
          <text:p text:style-name="P29">Float<text:tab/>46</text:p>
          <text:p text:style-name="P30">Float Literals<text:tab/>46</text:p>
          <text:p text:style-name="P30">See Also<text:tab/>46</text:p>
          <text:p text:style-name="P29">Integer<text:tab/>47</text:p>
          <text:p text:style-name="P30">Integer Literals<text:tab/>47</text:p>
          <text:p text:style-name="P30">See Also<text:tab/>47</text:p>
          <text:p text:style-name="P29">Rational<text:tab/>48</text:p>
          <text:p text:style-name="P30">Rational Literals<text:tab/>48</text:p>
          <text:p text:style-name="P30">Instance Methods<text:tab/>48</text:p>
          <text:p text:style-name="P30">See Also<text:tab/>49</text:p>
          <text:p text:style-name="P29">Procedure<text:tab/>50</text:p>
          <text:p text:style-name="P30">Procedure Literals<text:tab/>50</text:p>
          <text:p text:style-name="P30">See Also<text:tab/>50</text:p>
          <text:p text:style-name="P29">String<text:tab/>51</text:p>
          <text:p text:style-name="P30">String Literals<text:tab/>51</text:p>
          <text:p text:style-name="P30">See Also<text:tab/>51</text:p>
          <text:p text:style-name="P29">Thread<text:tab/>52</text:p>
          <text:p text:style-name="P30">See Also<text:tab/>52</text:p>
          <text:p text:style-name="P29">TrueClass<text:tab/>53</text:p>
          <text:p text:style-name="P30">See Also<text:tab/>53</text:p>
          <text:p text:style-name="P29">Symbol Glossary<text:tab/>54</text:p>
          <text:p text:style-name="P29">Appendix A – Regular Expressions<text:tab/>55</text:p>
          <text:p text:style-name="P29"><text:soft-page-break/>Edit History:<text:tab/>57</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0"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507846193157865774" text:style-name="L1">
        <text:list-item>
          <text:p text:style-name="P34">A Simple, Easy-to-Understand syntax that is none the less, Expressive and Compact:</text:p>
        </text:list-item>
      </text:list>
      <text:list xml:id="list4410239156541438134"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2457976" text:continue-list="list3507846193157865774" text:style-name="L1">
        <text:list-item>
          <text:p text:style-name="P34">Safe Data and Data Structures:</text:p>
        </text:list-item>
      </text:list>
      <text:list xml:id="list6934982898324608749" text:style-name="L3">
        <text:list-item>
          <text:list>
            <text:list-item>
              <text:p text:style-name="P37">Simple, reliable arithmetic. In fOOrth, integer operations never overflow. Rational values can be represented exactly, complex numbers are supported, and conversions between numeric types are simple.</text:p>
            </text:list-item>
            <text:list-item>
              <text:p text:style-name="P37">Strings grow as needed without the need to allocate space or worry about overflow.</text:p>
            </text:list-item>
            <text:list-item>
              <text:p text:style-name="P37">Data containers such as arrays and hashes grow as needed. Out of range subscripts <text:soft-page-break/>cannot access undefined memory regions. </text:p>
            </text:list-item>
          </text:list>
        </text:list-item>
      </text:list>
      <text:list xml:id="list32456578" text:continue-list="list32457976" text:style-name="L1">
        <text:list-item>
          <text:p text:style-name="P34">Message Passing:</text:p>
        </text:list-item>
      </text:list>
      <text:list xml:id="list6129005673260908362" text:style-name="L4">
        <text:list-item>
          <text:list>
            <text:list-item>
              <text:p text:style-name="P44">In fOOrth all actions take the form of messages sent to a receiver.</text:p>
            </text:list-item>
            <text:list-item>
              <text:p text:style-name="P44">The routing of messages is specified by the exact type of the message.</text:p>
            </text:list-item>
            <text:list-item>
              <text:p text:style-name="P44">Message receivers include data items on the stack as well as the virtual machine object associated with the current thread of execution.</text:p>
            </text:list-item>
            <text:list-item>
              <text:p text:style-name="P44">Messages for which no routing specification can be found, generate an error at compile time.</text:p>
            </text:list-item>
          </text:list>
        </text:list-item>
      </text:list>
      <text:list xml:id="list32454100" text:continue-list="list32456578" text:style-name="L1">
        <text:list-item>
          <text:p text:style-name="P34">Object Oriented Design:</text:p>
        </text:list-item>
      </text:list>
      <text:list xml:id="list5056321763457008255" text:style-name="L5">
        <text:list-item>
          <text:list>
            <text:list-item>
              <text:p text:style-name="P38">Support class based inheritance, with a non-cyclic (single inheritance) tree derived from a common base Object class.</text:p>
            </text:list-item>
            <text:list-item>
              <text:p text:style-name="P45">Support late binding and polymorphism through message interface compatibility or “duck” typing.</text:p>
            </text:list-item>
          </text:list>
        </text:list-item>
      </text:list>
      <text:list xml:id="list32468540" text:continue-list="list32454100" text:style-name="L1">
        <text:list-item>
          <text:p text:style-name="P34">Meta programming: </text:p>
        </text:list-item>
      </text:list>
      <text:list xml:id="list4632658878221014362" text:style-name="L6">
        <text:list-item>
          <text:list>
            <text:list-item>
              <text:p text:style-name="P46">Support extensible language constructs by making the compiler an accessible part of the system.</text:p>
            </text:list-item>
          </text:list>
        </text:list-item>
      </text:list>
      <text:list xml:id="list32459618" text:continue-list="list32468540" text:style-name="L1">
        <text:list-item>
          <text:p text:style-name="P34">Reliability:</text:p>
        </text:list-item>
      </text:list>
      <text:list xml:id="list3378587250267446146" text:style-name="L7">
        <text:list-item>
          <text:list>
            <text:list-item>
              <text:p text:style-name="P47">Errors should be detected as soon as possible. </text:p>
            </text:list-item>
            <text:list-item>
              <text:p text:style-name="P47">Language constructs should not be designed in a way that causes simple coding errors to spin off into infinite loops. </text:p>
            </text:list-item>
          </text:list>
        </text:list-item>
      </text:list>
      <text:list xml:id="list32462729" text:continue-list="list32459618" text:style-name="L1">
        <text:list-item>
          <text:p text:style-name="P39">Building on the host language:</text:p>
        </text:list-item>
      </text:list>
      <text:list xml:id="list6959208652278502316" text:style-name="L8">
        <text:list-item>
          <text:list>
            <text:list-item>
              <text:p text:style-name="P4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801402110097827334" text:style-name="L9">
        <text:list-item>
          <text:p text:style-name="P48">ruby 1.9.3p484 (2013-11-22) [i386-mingw32]</text:p>
        </text:list-item>
        <text:list-item>
          <text:p text:style-name="P48">ruby 2.1.5p273 (2014-11-13 revision 48405) [i386-mingw32]</text:p>
        </text:list-item>
        <text:list-item>
          <text:p text:style-name="P48">Rubinius – to be tested!</text:p>
        </text:list-item>
        <text:list-item>
          <text:p text:style-name="P4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97260756"/>Rake<text:alphabetical-index-mark-end text:id="IMark97260756"/>:</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7260756"/>Demo.rb<text:alphabetical-index-mark-end text:id="IMark9726075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0">4 5 6</text:span></text:p>
      <text:p text:style-name="Code"/>
      <text:p text:style-name="Code">[4, 5, 6]</text:p>
      <text:p text:style-name="Code">&gt;<text:span text:style-name="T10">*</text:span></text:p>
      <text:p text:style-name="Code"/>
      <text:p text:style-name="Code">[4, 30]</text:p>
      <text:p text:style-name="Code">&gt;<text:span text:style-name="T10">+</text:span></text:p>
      <text:p text:style-name="Code"/>
      <text:p text:style-name="Code">[34]</text:p>
      <text:p text:style-name="Code">&gt;<text:span text:style-name="T10">.</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Naturally, computations are not limited to integer values, but may include floating point, rational and even complex data. Some example computational sequences with these data types are <text:soft-page-break/>show in the next screen capture sequence:</text:p>
      <text:p text:style-name="Code"/>
      <text:p text:style-name="Code">&gt;<text:span text:style-name="T10">4.0E3 50.0 6000.0</text:span></text:p>
      <text:p text:style-name="Code"/>
      <text:p text:style-name="Code">[4000.0, 50.0, 6000.0]</text:p>
      <text:p text:style-name="Code">&gt;<text:span text:style-name="T10">*</text:span></text:p>
      <text:p text:style-name="Code"/>
      <text:p text:style-name="Code">[4000.0, 300000.0]</text:p>
      <text:p text:style-name="Code">&gt;<text:span text:style-name="T10">+</text:span></text:p>
      <text:p text:style-name="Code"/>
      <text:p text:style-name="Code">[304000.0]</text:p>
      <text:p text:style-name="Code">&gt;<text:span text:style-name="T10">.</text:span></text:p>
      <text:p text:style-name="Code">304000.0</text:p>
      <text:p text:style-name="Code">[]</text:p>
      <text:p text:style-name="Code">&gt;<text:span text:style-name="T10">1/2 2/3 4/5</text:span></text:p>
      <text:p text:style-name="Code"/>
      <text:p text:style-name="Code">[(1/2), (2/3), (4/5)]</text:p>
      <text:p text:style-name="Code">&gt;<text:span text:style-name="T10">*</text:span></text:p>
      <text:p text:style-name="Code"/>
      <text:p text:style-name="Code">[(1/2), (8/15)]</text:p>
      <text:p text:style-name="Code">&gt;<text:span text:style-name="T10">+</text:span></text:p>
      <text:p text:style-name="Code"/>
      <text:p text:style-name="Code">[(31/30)]</text:p>
      <text:p text:style-name="Code">&gt;<text:span text:style-name="T10">.</text:span></text:p>
      <text:p text:style-name="Code">31/30</text:p>
      <text:p text:style-name="Code">[]</text:p>
      <text:p text:style-name="Code">&gt;<text:span text:style-name="T10">1+2i 3+4i 5+6i</text:span></text:p>
      <text:p text:style-name="Code"/>
      <text:p text:style-name="Code">[(1+2i), (3+4i), (5+6i)]</text:p>
      <text:p text:style-name="Code">&gt;<text:span text:style-name="T10">*</text:span></text:p>
      <text:p text:style-name="Code"/>
      <text:p text:style-name="Code">[(1+2i), (-9+38i)]</text:p>
      <text:p text:style-name="Code">&gt;<text:span text:style-name="T10">+</text:span></text:p>
      <text:p text:style-name="Code"/>
      <text:p text:style-name="Code">[(-8+40i)]</text:p>
      <text:p text:style-name="Code">&gt;<text:span text:style-name="T10">.</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oo many trigonometric, logarithmic and other operators to mention. Most operations will be found in the class reference section for the Numeric class.</text:p>
      <text:h text:style-name="Heading_20_2" text:outline-level="2">Stack Manipulation</text:h>
      <text:p text:style-name="Text_20_body"/>
      <text:h text:style-name="Heading_20_2" text:outline-level="2">Programming</text:h>
      <text:p text:style-name="Text_20_body"/>
      <text:h text:style-name="Heading_20_2" text:outline-level="2">Control Structures</text:h>
      <text:p text:style-name="Text_20_body"><text:soft-page-break/></text:p>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81421416"/>Classes<text:alphabetical-index-mark-end text:id="IMark18142141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alphabetical-index-mark-start text:id="IMark181421416"/>Inheritance<text:alphabetical-index-mark-end text:id="IMark181421416"/></text:h>
      <text:p text:style-name="P3">Classes (other than Object) inherit behaviors from their ancestor or parent classes. Thus the <text:soft-page-break/>capabilities of objects is able to “layer” over the capabilities of their parent classes.</text:p>
      <text:h text:style-name="Heading_20_3" text:outline-level="3"><text:alphabetical-index-mark-start text:id="IMark181421416"/>Methods<text:alphabetical-index-mark-end text:id="IMark181421416"/></text:h>
      <text:p text:style-name="P3">All code in fOOrth is contained in methods. A method is a fragment of code that an object uses to respond to a message that has been sent to that object. In fOOrth there are three sorts of methods:</text:p>
      <text:list xml:id="list1048946196721675066" text:style-name="L10">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text:alphabetical-index-mark-start text:id="IMark94711316"/>Late Binding<text:alphabetical-index-mark-end text:id="IMark94711316"/> and <text:alphabetical-index-mark-start text:id="IMark94709108"/>Polymorphism<text:alphabetical-index-mark-end text:id="IMark9470910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94709108"/>Method Mapping<text:alphabetical-index-mark-end text:id="IMark94709108"/></text:h>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568245625066433740" text:style-name="L11">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
      <text:h text:style-name="Heading_20_1" text:outline-level="1"><text:alphabetical-index-mark-start text:id="IMark94711316"/>Routing<text:alphabetical-index-mark-end text:id="IMark9471131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34784021663005052" text:style-name="L12">
        <text:list-item>
          <text:p text:style-name="P43">The defining word used to create the method.</text:p>
        </text:list-item>
        <text:list-item>
          <text:p text:style-name="P43">The receiver of the defining word used to create the method.</text:p>
        </text:list-item>
        <text:list-item>
          <text:p text:style-name="P4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94709684"/>:<text:alphabetical-index-mark-end text:id="IMark94709684"/></text:p>
          </table:table-cell>
          <table:table-cell table:style-name="Table9.A2" office:value-type="string">
            <text:p text:style-name="P10">N/A</text:p>
          </table:table-cell>
          <table:table-cell table:style-name="Table9.A2" office:value-type="string">
            <text:p text:style-name="P18">any<text:note text:id="ftn14"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5"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94709684"/>.:<text:alphabetical-index-mark-end text:id="IMark94709684"/></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6"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7"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8"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19"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94709684"/>.::<text:alphabetical-index-mark-end text:id="IMark94709684"/></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6403684"/>do_map_name<text:alphabetical-index-mark-end text:id="IMark9640368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o be clear, Spec Errors should not happen. They are a sort of internal compiler error that things are not quite right with the setup of methods.</text:p>
      <text:p text:style-name="P3"/>
      <text:h text:style-name="Heading_20_1" text:outline-level="1"><text:alphabetical-index-mark-start text:id="IMark96403684"/>VirtualMachine<text:alphabetical-index-mark-end text:id="IMark96403684"/></text:h>
      <text:p text:style-name="Text_20_body"/>
      <text:p text:style-name="Text_20_body">Inheritance: VirtualMachine <text:span text:style-name="T8">←</text:span> Object</text:p>
      <text:p text:style-name="Code">VirtualMachine Shared Methods =</text:p>
      <text:p text:style-name="Code">! <text:s text:c="8"/>)quit <text:s text:c="4"/>.new{ <text:s text:c="4"/>accept" <text:s text:c="2"/>e <text:s text:c="8"/>min_num <text:s text:c="2"/>self</text:p>
      <text:p text:style-name="Code">!: <text:s text:c="7"/>)show <text:s text:c="4"/>.open{ <text:s text:c="3"/>begin <text:s text:c="4"/>epsilon <text:s text:c="2"/>nan <text:s text:c="6"/>space</text:p>
      <text:p text:style-name="Code">)" <text:s text:c="7"/>)threads <text:s/>.select{ <text:s/>class: <text:s text:c="3"/>false <text:s text:c="4"/>nil <text:s text:c="6"/>spaces</text:p>
      <text:p text:style-name="Code">)classes <text:s/>)version <text:s/>.vm_name <text:s/>clone <text:s text:c="4"/>global: <text:s text:c="2"/>nip <text:s text:c="6"/>swap</text:p>
      <text:p text:style-name="Code">)debug <text:s text:c="3"/>)words <text:s text:c="3"/>.with{ <text:s text:c="3"/>complex <text:s text:c="2"/>if <text:s text:c="7"/>over <text:s text:c="5"/>thread:</text:p>
      <text:p text:style-name="Code">)entries <text:s/>-infinity : <text:s text:c="8"/>copy <text:s text:c="5"/>infinity <text:s/>pause <text:s text:c="4"/>true</text:p>
      <text:p text:style-name="Code">)globals <text:s/>." <text:s text:c="7"/>?dup <text:s text:c="5"/>do <text:s text:c="7"/>load" <text:s text:c="4"/>pi <text:s text:c="7"/>tuck</text:p>
      <text:p text:style-name="Code">)load" <text:s text:c="3"/>.cr <text:s text:c="6"/>@ <text:s text:c="8"/>dpr <text:s text:c="6"/>max_float pick <text:s text:c="5"/>vm</text:p>
      <text:p text:style-name="Code">)nodebug <text:s/>.each{ <text:s text:c="3"/>[ <text:s text:c="8"/>drop <text:s text:c="5"/>max_num <text:s text:c="2"/>rational <text:s/>{</text:p>
      <text:p text:style-name="Code">)noshow <text:s text:c="2"/>.map{ <text:s text:c="4"/>accept <text:s text:c="3"/>dup <text:s text:c="6"/>min_float rot <text:s text:c="6"/>{{</text:p>
      <text:p text:style-name="Code"/>
      <text:p text:style-name="Text_20_body"/>
      <text:p text:style-name="Text_20_body"/>
      <text:p text:style-name="Text_20_body"/>
      <text:h text:style-name="Heading_20_1" text:outline-level="1"><text:alphabetical-index-mark-start text:id="IMark96403684"/>Object<text:alphabetical-index-mark-end text:id="IMark96403684"/></text:h>
      <text:p text:style-name="Text_20_body"/>
      <text:p text:style-name="Text_20_body">Inheritance: Object <text:span text:style-name="T8">←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94711028"/>&amp;&amp;<text:alphabetical-index-mark-end text:id="IMark9471102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94711028"/>)methods<text:alphabetical-index-mark-end text:id="IMark9471102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94711028"/>.<text:alphabetical-index-mark-end text:id="IMark94711028"/>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94711028"/>.::<text:alphabetical-index-mark-end text:id="IMark9471102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94711028"/>inst:<text:alphabetical-index-mark-end text:id="IMark9471102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94711028"/>local:<text:alphabetical-index-mark-end text:id="IMark9471102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94711028"/>super<text:alphabetical-index-mark-end text:id="IMark9471102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94711028"/>;<text:alphabetical-index-mark-end text:id="IMark9471102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94711028"/>.class<text:alphabetical-index-mark-end text:id="IMark94711028"/>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94711028"/>.clone<text:alphabetical-index-mark-end text:id="IMark9471102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94711028"/>.copy<text:alphabetical-index-mark-end text:id="IMark9471102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94711028"/>.init<text:alphabetical-index-mark-end text:id="IMark9471102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94711028"/>.is_class?<text:alphabetical-index-mark-end text:id="IMark9471102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94711028"/>.name<text:alphabetical-index-mark-end text:id="IMark9471102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94711028"/>.strlen<text:alphabetical-index-mark-end text:id="IMark9471102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94711028"/>.to_f<text:alphabetical-index-mark-end text:id="IMark9471102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94711028"/>.to_f!<text:alphabetical-index-mark-end text:id="IMark9471102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94711028"/>.to_i<text:alphabetical-index-mark-end text:id="IMark9471102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94711028"/>.to_i!<text:alphabetical-index-mark-end text:id="IMark9471102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94711028"/>.to_n<text:alphabetical-index-mark-end text:id="IMark9471102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94711028"/>.to_n!<text:alphabetical-index-mark-end text:id="IMark9471102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94711028"/>.to_r<text:alphabetical-index-mark-end text:id="IMark9471102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94711028"/>.to_r!<text:alphabetical-index-mark-end text:id="IMark9471102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94711028"/>.to_s<text:alphabetical-index-mark-end text:id="IMark94711028"/>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94711028"/>.to_x<text:alphabetical-index-mark-end text:id="IMark9471102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94711028"/>.to_x!<text:alphabetical-index-mark-end text:id="IMark9471102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94711028"/>&lt;&gt;<text:alphabetical-index-mark-end text:id="IMark94711028"/>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94711028"/>=<text:alphabetical-index-mark-end text:id="IMark94711028"/>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94711028"/>^^<text:alphabetical-index-mark-end text:id="IMark9471102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94711028"/>distinct?<text:alphabetical-index-mark-end text:id="IMark9471102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94711028"/>identical?<text:alphabetical-index-mark-end text:id="IMark9471102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94711028"/>max<text:alphabetical-index-mark-end text:id="IMark9471102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94711028"/>min<text:alphabetical-index-mark-end text:id="IMark947110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94711028"/>nil&lt;&gt;<text:alphabetical-index-mark-end text:id="IMark9471102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94711028"/>nil=<text:alphabetical-index-mark-end text:id="IMark947110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94711028"/>not<text:alphabetical-index-mark-end text:id="IMark947110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94711028"/>||<text:alphabetical-index-mark-end text:id="IMark9471102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96403684"/>Array<text:alphabetical-index-mark-end text:id="IMark96403684"/></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6403684"/>Class<text:alphabetical-index-mark-end text:id="IMark96403684"/></text:h>
      <text:p text:style-name="Text_20_body"/>
      <text:p text:style-name="Text_20_body">Inheritance: Class <text:span text:style-name="T8">←</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6403684"/>FalseClass<text:alphabetical-index-mark-end text:id="IMark96403684"/></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4711028"/>&amp;&amp;<text:alphabetical-index-mark-end text:id="IMark9471102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4711028"/>^^<text:alphabetical-index-mark-end text:id="IMark9471102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4711028"/>||<text:alphabetical-index-mark-end text:id="IMark9471102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96403684"/>Hash<text:alphabetical-index-mark-end text:id="IMark96403684"/></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6403684"/>InStream<text:alphabetical-index-mark-end text:id="IMark96403684"/></text:h>
      <text:p text:style-name="Text_20_body">Inheritance: InStream <text:span text:style-name="T8">←</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96403684"/><text:alphabetical-index-mark-start text:id="IMark96406804"/>MaxNumeric<text:alphabetical-index-mark-end text:id="IMark96406804"/><text:alphabetical-index-mark-end text:id="IMark96403684"/></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86473556"/><text:alphabetical-index-mark-start text:id="IMark96403684"/>MinNumeric<text:alphabetical-index-mark-end text:id="IMark96403684"/><text:alphabetical-index-mark-end text:id="IMark86473556"/></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86473556"/><text:alphabetical-index-mark-start text:id="IMark96403684"/><text:alphabetical-index-mark-start text:id="IMark96406804"/>NilClass<text:alphabetical-index-mark-end text:id="IMark96406804"/><text:alphabetical-index-mark-end text:id="IMark96403684"/><text:alphabetical-index-mark-end text:id="IMark86473556"/></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96405700"/>&amp;&amp;<text:alphabetical-index-mark-end text:id="IMark9640570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96405700"/>^^<text:alphabetical-index-mark-end text:id="IMark9640570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96405700"/>||<text:alphabetical-index-mark-end text:id="IMark9640570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86473556"/>Numeric<text:alphabetical-index-mark-end text:id="IMark86473556"/></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86473556"/>Complex<text:alphabetical-index-mark-end text:id="IMark86473556"/></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0"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1"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2"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94711220"/>.cbrt<text:alphabetical-index-mark-end text:id="IMark94711220"/>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96403684"/>.e**<text:alphabetical-index-mark-end text:id="IMark96403684"/>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4711220"/>.split<text:alphabetical-index-mark-end text:id="IMark9471122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6403684"/>.sqrt<text:alphabetical-index-mark-end text:id="IMark96403684"/>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96407092"/>Float<text:alphabetical-index-mark-end text:id="IMark96407092"/></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3"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4"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5"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6405220"/>Integer<text:alphabetical-index-mark-end text:id="IMark96405220"/></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6"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7"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8"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96405652"/>Rational<text:alphabetical-index-mark-end text:id="IMark96405652"/></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9"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0"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1"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6404068"/>.split<text:alphabetical-index-mark-end text:id="IMark964040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h text:style-name="Heading_20_1" text:outline-level="1"><text:alphabetical-index-mark-start text:id="IMark97261140"/>Procedure<text:alphabetical-index-mark-end text:id="IMark97261140"/></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7261140"/>String<text:alphabetical-index-mark-end text:id="IMark97261140"/></text:h>
      <text:p text:style-name="Text_20_body"/>
      <text:p text:style-name="Text_20_body">Inheritance: String <text:span text:style-name="T8">←</text:span> Object</text:p>
      <text:p text:style-name="Code">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Ipsum lorem</text:p>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7261140"/>Thread<text:alphabetical-index-mark-end text:id="IMark97261140"/></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7261140"/><text:alphabetical-index-mark-start text:id="IMark97261284"/><text:alphabetical-index-mark-start text:id="IMark97261332"/>TrueClass<text:alphabetical-index-mark-end text:id="IMark97261332"/><text:alphabetical-index-mark-end text:id="IMark97261284"/><text:alphabetical-index-mark-end text:id="IMark97261140"/></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Symbol Glossary</text:h>
      <text:p text:style-name="Code">! <text:s text:c="13"/>.cjust <text:s text:c="8"/>.new_value <text:s text:c="4"/>.with{ <text:s text:c="8"/>begin</text:p>
      <text:p text:style-name="Code">!: <text:s text:c="12"/>.class <text:s text:c="8"/>.new_values <text:s text:c="3"/>/ <text:s text:c="13"/>class:</text:p>
      <text:p text:style-name="Code">&amp;&amp; <text:s text:c="12"/>.clone <text:s text:c="8"/>.new{ <text:s text:c="9"/>0&lt; <text:s text:c="12"/>clone</text:p>
      <text:p text:style-name="Code">)" <text:s text:c="12"/>.close <text:s text:c="8"/>.numerator <text:s text:c="4"/>0&lt;= <text:s text:c="11"/>com</text:p>
      <text:p text:style-name="Code">)classes <text:s text:c="6"/>.conjugate <text:s text:c="4"/>.odd? <text:s text:c="9"/>0&lt;=&gt; <text:s text:c="10"/>complex</text:p>
      <text:p text:style-name="Code">)debug <text:s text:c="8"/>.copy <text:s text:c="9"/>.open <text:s text:c="9"/>0&lt;&gt; <text:s text:c="11"/>copy</text:p>
      <text:p text:style-name="Code">)entries <text:s text:c="6"/>.cos <text:s text:c="10"/>.open{ <text:s text:c="8"/>0= <text:s text:c="12"/>distinct?</text:p>
      <text:p text:style-name="Code">)globals <text:s text:c="6"/>.cosh <text:s text:c="9"/>.p2c <text:s text:c="10"/>0&gt; <text:s text:c="12"/>do</text:p>
      <text:p text:style-name="Code">)load" <text:s text:c="8"/>.cr <text:s text:c="11"/>.parent_class <text:s/>0&gt;= <text:s text:c="11"/>dpr</text:p>
      <text:p text:style-name="Code">)methods <text:s text:c="6"/>.cube <text:s text:c="9"/>.polar <text:s text:c="8"/>1+ <text:s text:c="12"/>drop</text:p>
      <text:p text:style-name="Code">)nodebug <text:s text:c="6"/>.current <text:s text:c="6"/>.posn <text:s text:c="9"/>1- <text:s text:c="12"/>dup</text:p>
      <text:p text:style-name="Code">)noshow <text:s text:c="7"/>.d2r <text:s text:c="10"/>.pp <text:s text:c="11"/>2* <text:s text:c="12"/>e</text:p>
      <text:p text:style-name="Code">)quit <text:s text:c="9"/>.denominator <text:s text:c="2"/>.r2d <text:s text:c="10"/>2+ <text:s text:c="12"/>epsilon</text:p>
      <text:p text:style-name="Code">)show <text:s text:c="9"/>.e** <text:s text:c="10"/>.real <text:s text:c="9"/>2- <text:s text:c="12"/>false</text:p>
      <text:p text:style-name="Code">)stubs <text:s text:c="8"/>.each{ <text:s text:c="8"/>.reverse <text:s text:c="6"/>2/ <text:s text:c="12"/>global:</text:p>
      <text:p text:style-name="Code">)threads <text:s text:c="6"/>.emit <text:s text:c="9"/>.right <text:s text:c="8"/>: <text:s text:c="13"/>identical?</text:p>
      <text:p text:style-name="Code">)version <text:s text:c="6"/>.eval <text:s text:c="9"/>.right? <text:s text:c="7"/>&lt; <text:s text:c="13"/>if</text:p>
      <text:p text:style-name="Code">)words <text:s text:c="8"/>.even? <text:s text:c="8"/>.rjust <text:s text:c="8"/>&lt;&lt; <text:s text:c="12"/>infinity</text:p>
      <text:p text:style-name="Code">* <text:s text:c="13"/>.floor <text:s text:c="8"/>.round <text:s text:c="8"/>&lt;= <text:s text:c="12"/>load"</text:p>
      <text:p text:style-name="Code">** <text:s text:c="12"/>.fmt <text:s text:c="10"/>.rstrip <text:s text:c="7"/>&lt;=&gt; <text:s text:c="11"/>max</text:p>
      <text:p text:style-name="Code">+ <text:s text:c="13"/>.fmt" <text:s text:c="9"/>.select{ <text:s text:c="6"/>&lt;&gt; <text:s text:c="12"/>max_float</text:p>
      <text:p text:style-name="Code">- <text:s text:c="13"/>.gcd <text:s text:c="10"/>.shuffle <text:s text:c="6"/>= <text:s text:c="13"/>max_num</text:p>
      <text:p text:style-name="Code">-infinity <text:s text:c="5"/>.get_all <text:s text:c="6"/>.sin <text:s text:c="10"/>&gt; <text:s text:c="13"/>min</text:p>
      <text:p text:style-name="Code">. <text:s text:c="13"/>.getc <text:s text:c="9"/>.sinh <text:s text:c="9"/>&gt;= <text:s text:c="12"/>min_float</text:p>
      <text:p text:style-name="Code">." <text:s text:c="12"/>.gets <text:s text:c="9"/>.sleep <text:s text:c="8"/>&gt;&gt; <text:s text:c="12"/>min_num</text:p>
      <text:p text:style-name="Code">.+left <text:s text:c="8"/>.hypot <text:s text:c="8"/>.sort <text:s text:c="9"/>?dup <text:s text:c="10"/>mod</text:p>
      <text:p text:style-name="Code">.+mid <text:s text:c="9"/>.imaginary <text:s text:c="4"/>.split <text:s text:c="8"/>@ <text:s text:c="13"/>nan</text:p>
      <text:p text:style-name="Code">.+midlr <text:s text:c="7"/>.init <text:s text:c="9"/>.sqr <text:s text:c="10"/>Array <text:s text:c="9"/>neg</text:p>
      <text:p text:style-name="Code">.+right <text:s text:c="7"/>.is_class? <text:s text:c="4"/>.sqrt <text:s text:c="9"/>Bignum <text:s text:c="8"/>nil</text:p>
      <text:p text:style-name="Code">.-left <text:s text:c="8"/>.keys <text:s text:c="9"/>.start <text:s text:c="8"/>Class <text:s text:c="9"/>nil&lt;&gt;</text:p>
      <text:p text:style-name="Code">.-mid <text:s text:c="9"/>.lcm <text:s text:c="10"/>.strip <text:s text:c="8"/>Complex <text:s text:c="7"/>nil=</text:p>
      <text:p text:style-name="Code">.-midlr <text:s text:c="7"/>.left <text:s text:c="9"/>.strlen <text:s text:c="7"/>FalseClass <text:s text:c="4"/>nip</text:p>
      <text:p text:style-name="Code">.-right <text:s text:c="7"/>.left? <text:s text:c="8"/>.strmax <text:s text:c="7"/>Fixnum <text:s text:c="8"/>not</text:p>
      <text:p text:style-name="Code">.1/x <text:s text:c="10"/>.length <text:s text:c="7"/>.strmax2 <text:s text:c="6"/>Float <text:s text:c="9"/>or</text:p>
      <text:p text:style-name="Code">.10** <text:s text:c="9"/>.lines <text:s text:c="8"/>.subclass: <text:s text:c="4"/>Hash <text:s text:c="10"/>over</text:p>
      <text:p text:style-name="Code">.2** <text:s text:c="10"/>.list <text:s text:c="9"/>.tan <text:s text:c="10"/>InStream <text:s text:c="6"/>pause</text:p>
      <text:p text:style-name="Code">.: <text:s text:c="12"/>.ljust <text:s text:c="8"/>.tanh <text:s text:c="9"/>Integer <text:s text:c="7"/>pi</text:p>
      <text:p text:style-name="Code">.:: <text:s text:c="11"/>.ln <text:s text:c="11"/>.to_f <text:s text:c="9"/>MaxNumeric <text:s text:c="4"/>pick</text:p>
      <text:p text:style-name="Code">.[]! <text:s text:c="10"/>.load <text:s text:c="9"/>.to_f! <text:s text:c="8"/>MinNumeric <text:s text:c="4"/>rational</text:p>
      <text:p text:style-name="Code">.[]@ <text:s text:c="10"/>.log10 <text:s text:c="8"/>.to_i <text:s text:c="9"/>NilClass <text:s text:c="6"/>rot</text:p>
      <text:p text:style-name="Code">.abs <text:s text:c="10"/>.log2 <text:s text:c="9"/>.to_i! <text:s text:c="8"/>Numeric <text:s text:c="7"/>self</text:p>
      <text:p text:style-name="Code">.acos <text:s text:c="9"/>.lstrip <text:s text:c="7"/>.to_lower <text:s text:c="5"/>Object <text:s text:c="8"/>space</text:p>
      <text:p text:style-name="Code">.acosh <text:s text:c="8"/>.magnitude <text:s text:c="4"/>.to_n <text:s text:c="9"/>Procedure <text:s text:c="5"/>spaces</text:p>
      <text:p text:style-name="Code">.angle <text:s text:c="8"/>.main <text:s text:c="9"/>.to_n! <text:s text:c="8"/>Rational <text:s text:c="6"/>swap</text:p>
      <text:p text:style-name="Code">.asin <text:s text:c="9"/>.map{ <text:s text:c="9"/>.to_r <text:s text:c="9"/>String <text:s text:c="8"/>thread:</text:p>
      <text:p text:style-name="Code">.asinh <text:s text:c="8"/>.max <text:s text:c="10"/>.to_r! <text:s text:c="8"/>Thread <text:s text:c="8"/>true</text:p>
      <text:p text:style-name="Code">.atan <text:s text:c="9"/>.mid <text:s text:c="10"/>.to_s <text:s text:c="9"/>TrueClass <text:s text:c="5"/>tuck</text:p>
      <text:p text:style-name="Code">.atan2 <text:s text:c="8"/>.mid? <text:s text:c="9"/>.to_upper <text:s text:c="5"/>VirtualMachine vm</text:p>
      <text:p text:style-name="Code">.atanh <text:s text:c="8"/>.midlr <text:s text:c="8"/>.to_x <text:s text:c="9"/>[ <text:s text:c="13"/>xor</text:p>
      <text:p text:style-name="Code">.c2p <text:s text:c="10"/>.min <text:s text:c="10"/>.to_x! <text:s text:c="8"/>^^ <text:s text:c="12"/>{</text:p>
      <text:p text:style-name="Code">.call <text:s text:c="9"/>.name <text:s text:c="9"/>.values <text:s text:c="7"/>accept <text:s text:c="8"/>{{</text:p>
      <text:p text:style-name="Code">.cbrt <text:s text:c="9"/>.new <text:s text:c="10"/>.vm <text:s text:c="11"/>accept" <text:s text:c="7"/>||</text:p>
      <text:p text:style-name="Code">.ceil <text:s text:c="9"/>.new_size <text:s text:c="5"/>.vm_name <text:s text:c="6"/>and <text:s text:c="11"/>~getc</text:p>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2"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2">A</text:p>
          <text:p text:style-name="P31">Array<text:tab/>35</text:p>
          <text:p text:style-name="P32">C</text:p>
          <text:p text:style-name="P31">Class<text:tab/>36</text:p>
          <text:p text:style-name="P31">Classes<text:tab/>18</text:p>
          <text:p text:style-name="P31">Complex<text:tab/>44</text:p>
          <text:p text:style-name="P32">D</text:p>
          <text:p text:style-name="P31">Demo.rb<text:tab/>10</text:p>
          <text:p text:style-name="P31">distinct?<text:tab/>32</text:p>
          <text:p text:style-name="P31">do_map_name<text:tab/>22</text:p>
          <text:p text:style-name="P32">F</text:p>
          <text:p text:style-name="P31">FalseClass<text:tab/>37</text:p>
          <text:p text:style-name="P31">Float<text:tab/>46</text:p>
          <text:p text:style-name="P32">H</text:p>
          <text:p text:style-name="P31">Hash<text:tab/>38</text:p>
          <text:p text:style-name="P32">I</text:p>
          <text:p text:style-name="P31">identical?<text:tab/>33</text:p>
          <text:p text:style-name="P31">Inheritance<text:tab/>18</text:p>
          <text:p text:style-name="P31">inst:<text:tab/>26</text:p>
          <text:p text:style-name="P31">InStream<text:tab/>39</text:p>
          <text:p text:style-name="P31">Integer<text:tab/>47</text:p>
          <text:p text:style-name="P32">L</text:p>
          <text:p text:style-name="P31">Late Binding<text:tab/>19</text:p>
          <text:p text:style-name="P31">local:<text:tab/>26</text:p>
          <text:p text:style-name="P32">M</text:p>
          <text:p text:style-name="P31">max<text:tab/>33</text:p>
          <text:p text:style-name="P31">MaxNumeric<text:tab/>40</text:p>
          <text:p text:style-name="P31">Method Mapping<text:tab/>20</text:p>
          <text:p text:style-name="P31">Methods<text:tab/>19</text:p>
          <text:p text:style-name="P31">min<text:tab/>33</text:p>
          <text:p text:style-name="P31">MinNumeric<text:tab/>41</text:p>
          <text:p text:style-name="P32">N</text:p>
          <text:p text:style-name="P31">nil&lt;&gt;<text:tab/>34</text:p>
          <text:p text:style-name="P31">nil=<text:tab/>34</text:p>
          <text:p text:style-name="P31">NilClass<text:tab/>42</text:p>
          <text:p text:style-name="P31">not<text:tab/>34</text:p>
          <text:p text:style-name="P31">Numeric<text:tab/>43</text:p>
          <text:p text:style-name="P32">O</text:p>
          <text:p text:style-name="P31">Object<text:tab/>25</text:p>
          <text:p text:style-name="P32">P</text:p>
          <text:p text:style-name="P31">Polymorphism<text:tab/>19</text:p>
          <text:p text:style-name="P31">Procedure<text:tab/>50</text:p>
          <text:p text:style-name="P32">R</text:p>
          <text:p text:style-name="P31">Rake<text:tab/>10</text:p>
          <text:p text:style-name="P31">Rational<text:tab/>48</text:p>
          <text:p text:style-name="P31">Routing<text:tab/>21</text:p>
          <text:p text:style-name="P32">S</text:p>
          <text:p text:style-name="P31">String<text:tab/>51</text:p>
          <text:p text:style-name="P31">super<text:tab/>26</text:p>
          <text:p text:style-name="P32">T</text:p>
          <text:p text:style-name="P31">Thread<text:tab/>52</text:p>
          <text:p text:style-name="P31">TrueClass<text:tab/>53</text:p>
          <text:p text:style-name="P32">V</text:p>
          <text:p text:style-name="P31">VirtualMachine<text:tab/>24</text:p>
          <text:p text:style-name="P32">^</text:p>
          <text:p text:style-name="P31">^^<text:tab/>32, 37, 42</text:p>
          <text:p text:style-name="P32">;</text:p>
          <text:p text:style-name="P31">;<text:tab/>26</text:p>
          <text:p text:style-name="P32">:</text:p>
          <text:p text:style-name="P31">:<text:tab/>21</text:p>
          <text:p text:style-name="P32">.</text:p>
          <text:p text:style-name="P31">.<text:tab/>25</text:p>
          <text:p text:style-name="P31">.:<text:tab/>21</text:p>
          <text:p text:style-name="P31">.::<text:tab/>21, 26</text:p>
          <text:p text:style-name="P31">.cbrt<text:tab/>45</text:p>
          <text:p text:style-name="P31">.class<text:tab/>26</text:p>
          <text:p text:style-name="P31">.clone<text:tab/>27</text:p>
          <text:p text:style-name="P31">.copy<text:tab/>27</text:p>
          <text:p text:style-name="P31">.e**<text:tab/>45</text:p>
          <text:p text:style-name="P31">.init<text:tab/>27</text:p>
          <text:p text:style-name="P31">.is_class?<text:tab/>27</text:p>
          <text:p text:style-name="P31">.name<text:tab/>28</text:p>
          <text:p text:style-name="P31">.split<text:tab/>45, 48</text:p>
          <text:p text:style-name="P31">.sqrt<text:tab/>45</text:p>
          <text:p text:style-name="P31">.strlen<text:tab/>28</text:p>
          <text:p text:style-name="P31">.to_f<text:tab/>28</text:p>
          <text:p text:style-name="P31">.to_f!<text:tab/>29</text:p>
          <text:p text:style-name="P31">.to_i<text:tab/>29</text:p>
          <text:p text:style-name="P31">.to_i!<text:tab/>29</text:p>
          <text:p text:style-name="P31">.to_n<text:tab/>29</text:p>
          <text:p text:style-name="P31">.to_n!<text:tab/>30</text:p>
          <text:p text:style-name="P31">.to_r<text:tab/>30</text:p>
          <text:p text:style-name="P31">.to_r!<text:tab/>31</text:p>
          <text:p text:style-name="P31">.to_s<text:tab/>31</text:p>
          <text:p text:style-name="P31">.to_x<text:tab/>31</text:p>
          <text:p text:style-name="P31">.to_x!<text:tab/>32</text:p>
          <text:p text:style-name="P32">)</text:p>
          <text:p text:style-name="P31">)methods<text:tab/>25</text:p>
          <text:p text:style-name="P32">&amp;</text:p>
          <text:p text:style-name="P31">&amp;&amp;<text:tab/>25, 37, 42</text:p>
          <text:p text:style-name="P32">&lt;</text:p>
          <text:p text:style-name="P31">&lt;&gt;<text:tab/>32</text:p>
          <text:p text:style-name="P32">=</text:p>
          <text:p text:style-name="P31">=<text:tab/>32</text:p>
          <text:p text:style-name="P32">|</text:p>
          <text:p text:style-name="P31">||<text:tab/>34, 37, 42</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1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0</text:page-number> of <text:page-count>5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2H25M22S</meta:editing-duration>
    <meta:editing-cycles>885</meta:editing-cycles>
    <meta:generator>OpenOffice/4.1.1$Win32 OpenOffice.org_project/411m6$Build-9775</meta:generator>
    <dc:date>2015-01-24T12:29:46.89</dc:date>
    <dc:creator>Peter Camilleri</dc:creator>
    <meta:document-statistic meta:table-count="53" meta:image-count="0" meta:object-count="0" meta:page-count="57" meta:paragraph-count="1279" meta:word-count="8387" meta:character-count="52620"/>
    <meta:template xlink:type="simple" xlink:actuate="onRequest" xlink:title="MyDefault" xlink:href="../../../../OpenOffice.org/3/user/template/MyDefault.ott" meta:date="2014-06-26T22:09:00.24"/>
  </office:meta>
</office:document-meta>
</file>